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master-page-name="">
      <style:paragraph-properties style:page-number="auto" fo:break-after="page"/>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4">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3">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3">
      <style:text-properties fo:font-style="normal" style:font-style-asian="normal" style:font-style-complex="normal"/>
    </style:style>
    <style:style style:name="P26" style:family="paragraph" style:parent-style-name="Text_20_body" style:list-style-name="L3">
      <style:text-properties fo:font-style="normal" style:font-style-asian="normal" style:font-style-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Heading_20_2">
      <style:text-properties fo:font-style="normal" style:font-style-asian="normal" style:font-style-complex="normal"/>
    </style:style>
    <style:style style:name="P37" style:family="paragraph" style:parent-style-name="Heading_20_3">
      <style:text-properties fo:font-style="normal" style:font-style-asian="normal" style:font-style-complex="normal"/>
    </style:style>
    <style:style style:name="P38" style:family="paragraph" style:parent-style-name="Contents_20_1">
      <style:paragraph-properties>
        <style:tab-stops>
          <style:tab-stop style:position="15.499cm" style:type="right" style:leader-style="dotted" style:leader-text="."/>
        </style:tab-stops>
      </style:paragraph-properties>
    </style:style>
    <style:style style:name="P39" style:family="paragraph" style:parent-style-name="Contents_20_2">
      <style:paragraph-properties>
        <style:tab-stops>
          <style:tab-stop style:position="15.111cm" style:type="right" style:leader-style="dotted" style:leader-text="."/>
        </style:tab-stops>
      </style:paragraph-properties>
    </style:style>
    <style:style style:name="P40" style:family="paragraph" style:parent-style-name="Cover_20_-_20_Report_20_Type" style:master-page-name="Standard">
      <style:paragraph-properties style:page-number="auto"/>
    </style:style>
    <style:style style:name="P41"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XMLCONV version 3</text:p>
          <text:p text:style-name="Subtitle">Analysis of User and Software requirements</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December  2007</text:modification-date></text:p>
          <text:p text:style-name="P1">Version 0.2</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requirements</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7</text:p>
          </table:table-cell>
          <table:table-cell table:style-name="Versions-management.A2" office:value-type="string">
            <text:p text:style-name="Table_20_Contents">Initial vers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7.12.2007</text:p>
          </table:table-cell>
          <table:table-cell table:style-name="Versions-management.A2" office:value-type="string">
            <text:p text:style-name="Table_20_Contents">Requirements added after project launch meeting</text:p>
          </table:table-cell>
          <table:table-cell table:style-name="Versions-management.A2" office:value-type="string">
            <text:p text:style-name="Table_20_Contents">Søren Roug</text:p>
          </table:table-cell>
        </table:table-row>
      </table:table>
      <text:p text:style-name="P9"/>
      <text:p text:style-name="P10">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38">1. <text:s text:c="2"/>Introduction<text:tab/> <text:a xlink:type="simple" xlink:href="#1.Introduction|outline" text:style-name="Default" text:visited-style-name="Default">4</text:a></text:p>
          <text:p text:style-name="P38">2. <text:s text:c="2"/>Requirements for the QA service<text:tab/> <text:a xlink:type="simple" xlink:href="#2.Requirements for the QA service|outline" text:style-name="Default" text:visited-style-name="Default">4</text:a></text:p>
          <text:p text:style-name="P39">2.1. <text:s text:c="2"/>Use cases<text:tab/><text:a xlink:type="simple" xlink:href="#2.1.Use cases|outline" text:style-name="Default" text:visited-style-name="Default">4</text:a></text:p>
          <text:p text:style-name="P38">3. <text:s text:c="2"/>Requirements for conversion service<text:tab/> <text:a xlink:type="simple" xlink:href="#3.Requirements for conversion service|outline" text:style-name="Default" text:visited-style-name="Default">4</text:a></text:p>
          <text:p text:style-name="P38">4. <text:s text:c="2"/>Formal requirements<text:tab/> <text:a xlink:type="simple" xlink:href="#4.Formal requirements|outline" text:style-name="Default" text:visited-style-name="Default">5</text:a></text:p>
        </text:index-body>
      </text:table-of-content>
      <text:p text:style-name="P11"/>
      <text:h text:style-name="Heading_20_1" text:outline-level="1">Introduction</text:h>
      <text:p text:style-name="Text_20_body">The purpose of this document is to describe the features needed for a modification of the Converter and QA service to:</text:p>
      <text:list text:style-name="L1">
        <text:list-item>
          <text:p text:style-name="P12">Improve performance and stability</text:p>
        </text:list-item>
        <text:list-item>
          <text:p text:style-name="P12">Support the SEIS environment</text:p>
        </text:list-item>
      </text:list>
      <text:p text:style-name="Text_20_body">The application is called XMLCONV and covers both the quality assessment and XSLT conversion service in Reportnet.</text:p>
      <text:h text:style-name="Heading_20_1" text:outline-level="1">Requirements for the QA service</text:h>
      <text:list text:style-name="L2">
        <text:list-item>
          <text:p text:style-name="P14">The QA service needs a location for the lookup files that indexes the XML, so that the XQuery script doesn't have to hold everything in memory when running.</text:p>
        </text:list-item>
        <text:list-item>
          <text:p text:style-name="P14">The lookup files should be accessible directly via the database and not as a URL for the XQuery scripts.</text:p>
        </text:list-item>
        <text:list-item>
          <text:p text:style-name="P14">Currently the QA service <text:span text:style-name="T4">pulls</text:span> the instance files from CDR using a trusted account. In SEIS it can no longer expect to be a trusted service, and therefore must be able to have the instance file <text:span text:style-name="T4">pushed</text:span><text:span text:style-name="T5"> to it, potentially zipped for performance, as either XML-RPC or HTTP POST.</text:span></text:p>
        </text:list-item>
        <text:list-item>
          <text:p text:style-name="P18">In the other direction, the remote website can no longer be expected to be a trusted system, and therefore only systems that authenticate can post QA tasks and download the feedback reports for the tasks they have posted.</text:p>
        </text:list-item>
        <text:list-item>
          <text:p text:style-name="P18">The API for the QA service must be documented to allow member countries to implement the mechanism on their own websites. The documentation must have code examples in the most common languages.</text:p>
        </text:list-item>
      </text:list>
      <text:h text:style-name="P36" text:outline-level="2">Use cases</text:h>
      <text:h text:style-name="P37" text:outline-level="3">Topic centre to call QA service</text:h>
      <text:p text:style-name="P17">We anticipate that the topic centre website is expanded to act as a QA feedback repository. Using a form on the ETC website, the authentictated user finds URLs on the Internet that he wants to run QA on. He then calls the QA service on demand over <text:s/>XML-RPC or HTTP POST with the URL of the file, gets the QA scripts run and the feedback is returned. The feedback is then stored on the topic centre website.</text:p>
      <text:h text:style-name="Heading_20_1" text:outline-level="1">Requirements for conversion service</text:h>
      <text:list text:style-name="L3">
        <text:list-item>
          <text:p text:style-name="P27">Currently the conversion service <text:span text:style-name="T4">pulls</text:span> the instance files from CDR using a trusted account. In SEIS it can no longer expect to be a trusted service, and therefore must be able to have the instance file <text:span text:style-name="T4">pushed</text:span><text:span text:style-name="T5"> to it, potentially zipped for performance, as </text:span><text:soft-page-break/><text:span text:style-name="T5">either XML-RPC or HTTP POST. It will then return the conversion using the same method.</text:span></text:p>
        </text:list-item>
        <text:list-item>
          <text:p text:style-name="P20">The API for the conversion service must be documented to allow member countries to implement the mechanism on their own websites. The documentation must have code examples in the most common languages.</text:p>
        </text:list-item>
        <text:list-item>
          <text:p text:style-name="P20">In the page /listConvForm, the current XMLCONV has the ability to find files on CDR that matches an XML schema. The converter must call CR instead of CDR to find files to run conversion on.</text:p>
        </text:list-item>
        <text:list-item>
          <text:p text:style-name="P20">The page /listConvForm must be made more intuitive to use.</text:p>
        </text:list-item>
        <text:list-item>
          <text:p text:style-name="P20">The QA sandbox must be able to find files to QA from CR</text:p>
        </text:list-item>
        <text:list-item>
          <text:p text:style-name="P20">The QAW might use the QAS to run QA on several files by wrapping the files in an “envelope” or XProc pipeline. This means that the push API will push several XML instance files in one operation.</text:p>
        </text:list-item>
        <text:list-item>
          <text:p text:style-name="P20">XMLCONV and QAW could be implemented as <text:span text:style-name="T4">one</text:span> website. Consider pros and cons.</text:p>
        </text:list-item>
      </text:list>
      <text:h text:style-name="Heading_20_1" text:outline-level="1">Formal requirements</text:h>
      <text:list text:style-name="L4">
        <text:list-item>
          <text:p text:style-name="P28">Source code is released to the public as open source under the Mozilla Public License v.1.1.</text:p>
        </text:list-item>
        <text:list-item>
          <text:p text:style-name="P28">The application must deliver valid XHTML 1.1 to the user’s webbrowser and implement the Eionet look and feel using semantically correct HTML markup.</text:p>
        </text:list-item>
        <text:list-item>
          <text:p text:style-name="P28">All storage of data must be as UNICODE.</text:p>
        </text:list-item>
        <text:list-item>
          <text:p text:style-name="P28">The application must have unit tests. The unit tests serve three purposes:</text:p>
          <text:list>
            <text:list-item>
              <text:p text:style-name="P28">They are used to verify the application before deployment to Tomcat. I.e. To verify that all JAR and class files are added to SVN. This requires a test for every java source file.</text:p>
            </text:list-item>
            <text:list-item>
              <text:p text:style-name="P28">They are used to verify that refactoring of the application two years later doesn’t have unintended sideeffects</text:p>
            </text:list-item>
            <text:list-item>
              <text:p text:style-name="P28">They are executable documentation. The tests document what the expected output is for a given input to the function, and you can run them to verify that the function behaves properly.</text:p>
            </text:list-item>
          </text:list>
        </text:list-item>
        <text:list-item>
          <text:p text:style-name="P28">All engineering documents written on behalf of EEA is to be written in the OpenDocument format.</text:p>
        </text:list-item>
        <text:list-item>
          <text:p text:style-name="P21">Javascript must use DOM1. No document.write() and no element.inner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7-12-07</text:modification-date><text:tab/><text:title>XMLCONV 3 user requirements</text:title><text:tab/><text:span text:style-name="T1">Page </text:span><text:span text:style-name="T1"><text:page-number text:select-page="current">5</text:page-number></text:span><text:span text:style-name="T1"> of </text:span><text:span text:style-name="T1"><text:page-count style:num-format="1">5</text:page-count></text:span><text:tab/></text:p>
        <text:p text:style-name="Standard"/>
      </style:footer>
    </style:master-page>
    <style:master-page style:name="Default_20_Landscape" style:display-name="Default Landscape" style:page-layout-name="pm2">
      <style:footer>
        <text:p text:style-name="P1"/>
        <text:p text:style-name="P3">Revision <text:editing-cycles>5</text:editing-cycles> <text:s text:c="2"/><text:modification-date style:data-style-name="N84">2007-12-07</text:modification-date><text:tab/><text:title>XMLCONV 3 user requirements</text:title><text:tab/><text:span text:style-name="T1">Page </text:span><text:span text:style-name="T1"><text:page-number text:select-page="current">5</text:page-number></text:span><text:span text:style-name="T1"> of </text:span><text:span text:style-name="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XMLCONV 3 user requirements</dc:title>
    <meta:initial-creator>Søren Roug</meta:initial-creator>
    <meta:creation-date>2007-11-16T15:56:03</meta:creation-date>
    <dc:creator>Søren Roug</dc:creator>
    <dc:date>2007-12-07T15:28:45</dc:date>
    <meta:editing-cycles>5</meta:editing-cycles>
    <meta:editing-duration>PT1H11M45S</meta:editing-duration>
    <meta:template xlink:type="simple" xlink:actuate="onRequest" xlink:href="../../../../.openoffice.org2.0/user/template/EEA-Technical-Report.ott" xlink:title="EEA-Technical-Report" meta:date="2007-11-16T15:56:02"/>
    <meta:user-defined meta:name="Info 1"/>
    <meta:user-defined meta:name="Info 2"/>
    <meta:user-defined meta:name="Info 3"/>
    <meta:user-defined meta:name="Info 4"/>
    <meta:document-statistic meta:table-count="1" meta:image-count="0" meta:object-count="0" meta:page-count="5" meta:paragraph-count="61" meta:word-count="749" meta:character-count="4374"/>
  </office:meta>
</office:document-meta>
</file>